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C0000014A6168B0B657EA0D80.png" manifest:media-type="image/png"/>
  <manifest:file-entry manifest:full-path="Pictures/10000000000000FA00000100FA9ADE572066915A.png" manifest:media-type="image/png"/>
  <manifest:file-entry manifest:full-path="Pictures/100000000000010A000001234F51D77A55C14352.png" manifest:media-type="image/png"/>
  <manifest:file-entry manifest:full-path="Pictures/10000000000001B40000009E65D49D1032CE103F.png" manifest:media-type="image/png"/>
  <manifest:file-entry manifest:full-path="Pictures/10000000000001C00000012261FF5FB9DF97FDA2.png" manifest:media-type="image/png"/>
  <manifest:file-entry manifest:full-path="Pictures/10000000000000E0000000BA00EB7BBC057BEFE2.png" manifest:media-type="image/png"/>
  <manifest:file-entry manifest:full-path="Pictures/10000000000001FB000001CAF0E54308A8E703FB.png" manifest:media-type="image/png"/>
  <manifest:file-entry manifest:full-path="Pictures/1000000000000334000001D9B377526D3A554389.png" manifest:media-type="image/png"/>
  <manifest:file-entry manifest:full-path="Pictures/100000000000025100000215FC3335D0E72AF86E.png" manifest:media-type="image/png"/>
  <manifest:file-entry manifest:full-path="Pictures/1000000000000295000000D56E6D0F0901FCBE3B.png" manifest:media-type="image/png"/>
  <manifest:file-entry manifest:full-path="Pictures/10000000000002F2000001AB1D67DCB2DBDA448B.png" manifest:media-type="image/png"/>
  <manifest:file-entry manifest:full-path="Pictures/10000000000000FD000000A49C42B668A8A8499C.png" manifest:media-type="image/png"/>
  <manifest:file-entry manifest:full-path="Pictures/10000000000001300000011B809ED7B7C823A808.png" manifest:media-type="image/png"/>
  <manifest:file-entry manifest:full-path="Pictures/10000000000000E8000000CECD24F331D5720419.png" manifest:media-type="image/png"/>
  <manifest:file-entry manifest:full-path="Pictures/100000000000014000000174442A98204F6F9E2F.png" manifest:media-type="image/png"/>
  <manifest:file-entry manifest:full-path="Pictures/10000000000000FD000000DD2790670948FEBECB.png" manifest:media-type="image/png"/>
  <manifest:file-entry manifest:full-path="Pictures/10000000000002CF0000013891CDA15FCD62D465.png" manifest:media-type="image/png"/>
  <manifest:file-entry manifest:full-path="Pictures/10000000000000D8000000CABDEE5FCD46D7AB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6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ff1493" draw:marker-start-width="0.359cm" draw:marker-end="Arrowheads_20_1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1.416cm" svg:x="2.238cm" svg:y="1.826cm">
          <draw:text-box>
            <text:p><text:span text:style-name="T1">RADIO</text:span> </text:p>
          </draw:text-box>
        </draw:frame>
        <draw:frame draw:style-name="gr2" draw:text-style-name="P2" draw:layer="layout" svg:width="6.614cm" svg:height="6.772cm" svg:x="1.851cm" svg:y="3.91cm">
          <draw:image xlink:href="Pictures/10000000000000FA00000100FA9ADE572066915A.png" xlink:type="simple" xlink:show="embed" xlink:actuate="onLoad" draw:mime-type="image/png">
            <text:p/>
          </draw:image>
        </draw:frame>
        <draw:frame draw:style-name="gr2" draw:text-style-name="P2" draw:layer="layout" svg:width="5.978cm" svg:height="6.629cm" svg:x="9.523cm" svg:y="3.848cm">
          <draw:image xlink:href="Pictures/100000000000010A000001234F51D77A55C14352.png" xlink:type="simple" xlink:show="embed" xlink:actuate="onLoad" draw:mime-type="image/png">
            <text:p/>
          </draw:image>
        </draw:frame>
        <draw:frame draw:style-name="gr2" draw:text-style-name="P2" draw:layer="layout" svg:width="11.852cm" svg:height="7.672cm" svg:x="14.813cm" svg:y="11.478cm">
          <draw:image xlink:href="Pictures/10000000000001C00000012261FF5FB9DF97FDA2.png" xlink:type="simple" xlink:show="embed" xlink:actuate="onLoad" draw:mime-type="image/png">
            <text:p/>
          </draw:image>
        </draw:frame>
        <draw:frame draw:style-name="gr3" draw:text-style-name="P3" draw:layer="layout" svg:width="8.812cm" svg:height="6.65cm" svg:x="19.277cm" svg:y="1.947cm">
          <draw:text-box>
            <text:p/>
            <text:p>Auto Stereo Radio ISO Blei Kabel Verdrahtung Stecker Adapter </text:p>
            <text:p/>
            <text:p>Für Peugeot 207 307 407 Für Citroen Jumpy Citroen Citroen Berlingo</text:p>
            <text:p/>
          </draw:text-box>
        </draw:frame>
      </draw:page>
      <draw:page draw:name="page2" draw:style-name="dp1" draw:master-page-name="Default">
        <draw:frame draw:style-name="gr2" draw:text-style-name="P2" draw:layer="layout" svg:width="19.749cm" svg:height="17.711cm" svg:x="1.765cm" svg:y="1.317cm">
          <draw:image xlink:href="Pictures/10000000000001FB000001CAF0E54308A8E703F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21.695cm" svg:height="12.514cm" svg:x="4.038cm" svg:y="4.246cm">
          <draw:image xlink:href="Pictures/1000000000000334000001D9B377526D3A554389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4" draw:text-style-name="P2" draw:layer="layout" svg:width="11.535cm" svg:height="4.179cm" svg:x="1.665cm" svg:y="2.53cm">
          <draw:image xlink:href="Pictures/10000000000001B40000009E65D49D1032CE103F.png" xlink:type="simple" xlink:show="embed" xlink:actuate="onLoad" draw:mime-type="image/png">
            <text:p/>
          </draw:image>
        </draw:frame>
        <draw:frame draw:style-name="gr4" draw:text-style-name="P2" draw:layer="layout" svg:width="10.9cm" svg:height="8.73cm" svg:x="16.136cm" svg:y="3.53cm">
          <draw:image xlink:href="Pictures/100000000000019C0000014A6168B0B657EA0D80.png" xlink:type="simple" xlink:show="embed" xlink:actuate="onLoad" draw:mime-type="image/png">
            <text:p/>
          </draw:image>
        </draw:frame>
        <draw:frame draw:style-name="gr4" draw:text-style-name="P2" draw:layer="layout" svg:width="8.477cm" svg:height="7.038cm" svg:x="2.832cm" svg:y="8.165cm">
          <draw:image xlink:href="Pictures/10000000000000E0000000BA00EB7BBC057BEFE2.png" xlink:type="simple" xlink:show="embed" xlink:actuate="onLoad" draw:mime-type="image/png">
            <text:p/>
          </draw:image>
        </draw:frame>
        <draw:frame draw:style-name="gr4" draw:text-style-name="P2" draw:layer="layout" svg:width="5.025cm" svg:height="4.517cm" svg:x="20.855cm" svg:y="13.575cm">
          <draw:image xlink:href="Pictures/100000000000025100000215FC3335D0E72AF86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5" draw:text-style-name="P4" draw:layer="layout" svg:width="17.488cm" svg:height="5.635cm" svg:x="2.507cm" svg:y="2.089cm">
          <draw:image xlink:href="Pictures/1000000000000295000000D56E6D0F0901FCBE3B.png" xlink:type="simple" xlink:show="embed" xlink:actuate="onLoad" draw:mime-type="image/png">
            <text:p/>
          </draw:image>
        </draw:frame>
        <draw:frame draw:style-name="gr5" draw:text-style-name="P4" draw:layer="layout" svg:width="19.949cm" svg:height="11.297cm" svg:x="6.644cm" svg:y="7.452cm">
          <draw:image xlink:href="Pictures/10000000000002F2000001AB1D67DCB2DBDA448B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5" draw:text-style-name="P4" draw:layer="layout" svg:width="6.693cm" svg:height="4.338cm" svg:x="2.248cm" svg:y="4.187cm">
          <draw:image xlink:href="Pictures/10000000000000FD000000A49C42B668A8A8499C.png" xlink:type="simple" xlink:show="embed" xlink:actuate="onLoad" draw:mime-type="image/png">
            <text:p/>
          </draw:image>
        </draw:frame>
        <draw:frame draw:style-name="gr5" draw:text-style-name="P4" draw:layer="layout" svg:width="6.137cm" svg:height="5.449cm" svg:x="9.786cm" svg:y="14.287cm">
          <draw:image xlink:href="Pictures/10000000000000E8000000CECD24F331D5720419.png" xlink:type="simple" xlink:show="embed" xlink:actuate="onLoad" draw:mime-type="image/png">
            <text:p/>
          </draw:image>
        </draw:frame>
        <draw:frame draw:style-name="gr5" draw:text-style-name="P4" draw:layer="layout" svg:width="7.227cm" svg:height="8.402cm" svg:x="2.128cm" svg:y="11.145cm">
          <draw:image xlink:href="Pictures/100000000000014000000174442A98204F6F9E2F.png" xlink:type="simple" xlink:show="embed" xlink:actuate="onLoad" draw:mime-type="image/png">
            <text:p/>
          </draw:image>
        </draw:frame>
        <draw:frame draw:style-name="gr5" draw:text-style-name="P4" draw:layer="layout" svg:width="8.473cm" svg:height="7.401cm" svg:x="19.756cm" svg:y="12.264cm">
          <draw:image xlink:href="Pictures/10000000000000FD000000DD2790670948FEBECB.png" xlink:type="simple" xlink:show="embed" xlink:actuate="onLoad" draw:mime-type="image/png">
            <text:p/>
          </draw:image>
        </draw:frame>
        <draw:frame draw:style-name="gr5" draw:text-style-name="P4" draw:layer="layout" svg:width="19.069cm" svg:height="8.275cm" svg:x="9.555cm" svg:y="1.878cm">
          <draw:image xlink:href="Pictures/10000000000002CF0000013891CDA15FCD62D465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5" draw:text-style-name="P4" draw:layer="layout" svg:width="6.651cm" svg:height="6.192cm" svg:x="21.711cm" svg:y="4.326cm">
          <draw:image xlink:href="Pictures/10000000000001300000011B809ED7B7C823A808.png" xlink:type="simple" xlink:show="embed" xlink:actuate="onLoad" draw:mime-type="image/png">
            <text:p/>
          </draw:image>
        </draw:frame>
        <draw:frame draw:style-name="gr5" draw:text-style-name="P4" draw:layer="layout" svg:width="5.714cm" svg:height="5.344cm" svg:x="22.741cm" svg:y="12.641cm">
          <draw:image xlink:href="Pictures/10000000000000D8000000CABDEE5FCD46D7AB25.png" xlink:type="simple" xlink:show="embed" xlink:actuate="onLoad" draw:mime-type="image/png">
            <text:p/>
          </draw:image>
        </draw:frame>
        <draw:frame draw:style-name="gr1" draw:text-style-name="P1" draw:layer="layout" svg:width="7.937cm" svg:height="1.416cm" svg:x="19.536cm" svg:y="1.297cm">
          <draw:text-box>
            <text:p><text:span text:style-name="T1">CAR</text:span> </text:p>
          </draw:text-box>
        </draw:frame>
        <draw:frame draw:style-name="gr1" draw:text-style-name="P1" draw:layer="layout" svg:width="7.937cm" svg:height="1.416cm" svg:x="1cm" svg:y="1.528cm">
          <draw:text-box>
            <text:p><text:span text:style-name="T1">RADIO</text:span> </text:p>
          </draw:text-box>
        </draw:frame>
        <draw:frame draw:style-name="gr5" draw:text-style-name="P4" draw:layer="layout" svg:width="12.769cm" svg:height="7.231cm" draw:transform="rotate (-1.58615522421245) translate (18.992cm 3.946cm)">
          <draw:image xlink:href="Pictures/10000000000002F2000001AB1D67DCB2DBDA448B.png" xlink:type="simple" xlink:show="embed" xlink:actuate="onLoad" draw:mime-type="image/png">
            <text:p/>
          </draw:image>
        </draw:frame>
        <draw:line draw:style-name="gr6" draw:text-style-name="P5" draw:layer="layout" svg:x1="13.956cm" svg:y1="10.649cm" svg:x2="24.97cm" svg:y2="14.949cm">
          <text:p/>
        </draw:line>
        <draw:line draw:style-name="gr6" draw:text-style-name="P5" draw:layer="layout" svg:x1="15.775cm" svg:y1="7.673cm" svg:x2="21.894cm" svg:y2="8.036cm">
          <text:p/>
        </draw:line>
        <draw:frame draw:style-name="gr4" draw:text-style-name="P2" draw:layer="layout" svg:width="10.277cm" svg:height="4.179cm" draw:transform="rotate (1.58475896081085) translate (3.46cm 17.62cm)">
          <draw:image xlink:href="Pictures/10000000000001B40000009E65D49D1032CE103F.png" xlink:type="simple" xlink:show="embed" xlink:actuate="onLoad" draw:mime-type="image/png">
            <text:p/>
          </draw:image>
        </draw:frame>
        <draw:line draw:style-name="gr6" draw:text-style-name="P5" draw:layer="layout" svg:x1="12.931cm" svg:y1="11.84cm" svg:x2="6.449cm" svg:y2="10.021cm">
          <text:p/>
        </draw:line>
        <draw:line draw:style-name="gr6" draw:text-style-name="P5" draw:layer="layout" svg:x1="14.717cm" svg:y1="15.445cm" svg:x2="7.011cm" svg:y2="15.34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8T15:56:50.939000000</meta:creation-date>
    <dc:date>2022-09-14T17:46:39.019000000</dc:date>
    <meta:editing-duration>PT47M47S</meta:editing-duration>
    <meta:editing-cycles>8</meta:editing-cycles>
    <meta:generator>LibreOffice/7.2.0.4$Windows_X86_64 LibreOffice_project/9a9c6381e3f7a62afc1329bd359cc48accb6435b</meta:generator>
    <meta:document-statistic meta:object-count="28"/>
  </office:meta>
</office:document-meta>
</file>